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3.1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 of robots</text:p>
          </table:table-cell>
          <table:table-cell office:value-type="string" calcext:value-type="string">
            <text:p>inverted coverage</text:p>
          </table:table-cell>
        </table:table-row>
        <table:table-row table:style-name="ro1">
          <table:table-cell office:value-type="float" office:value="130.546089" calcext:value-type="float">
            <text:p>130.546089</text:p>
          </table:table-cell>
          <table:table-cell office:value-type="float" office:value="2" calcext:value-type="float">
            <text:p>2</text:p>
          </table:table-cell>
          <table:table-cell table:formula="of:=[.$B$28]/[.B2]" office:value-type="float" office:value="180.75" calcext:value-type="float">
            <text:p>180.75</text:p>
          </table:table-cell>
        </table:table-row>
        <table:table-row table:style-name="ro1">
          <table:table-cell office:value-type="float" office:value="96.572483" calcext:value-type="float">
            <text:p>96.572483</text:p>
          </table:table-cell>
          <table:table-cell office:value-type="float" office:value="3" calcext:value-type="float">
            <text:p>3</text:p>
          </table:table-cell>
          <table:table-cell table:formula="of:=[.$B$28]/[.B3]" office:value-type="float" office:value="120.5" calcext:value-type="float">
            <text:p>120.5</text:p>
          </table:table-cell>
        </table:table-row>
        <table:table-row table:style-name="ro1">
          <table:table-cell office:value-type="float" office:value="83.564931" calcext:value-type="float">
            <text:p>83.564931</text:p>
          </table:table-cell>
          <table:table-cell office:value-type="float" office:value="4" calcext:value-type="float">
            <text:p>4</text:p>
          </table:table-cell>
          <table:table-cell table:formula="of:=[.$B$28]/[.B4]" office:value-type="float" office:value="90.375" calcext:value-type="float">
            <text:p>90.375</text:p>
          </table:table-cell>
        </table:table-row>
        <table:table-row table:style-name="ro1">
          <table:table-cell office:value-type="float" office:value="63.943924" calcext:value-type="float">
            <text:p>63.943924</text:p>
          </table:table-cell>
          <table:table-cell office:value-type="float" office:value="5" calcext:value-type="float">
            <text:p>5</text:p>
          </table:table-cell>
          <table:table-cell table:formula="of:=[.$B$28]/[.B5]" office:value-type="float" office:value="72.3" calcext:value-type="float">
            <text:p>72.3</text:p>
          </table:table-cell>
        </table:table-row>
        <table:table-row table:style-name="ro1">
          <table:table-cell office:value-type="float" office:value="46.218032" calcext:value-type="float">
            <text:p>46.218032</text:p>
          </table:table-cell>
          <table:table-cell office:value-type="float" office:value="6" calcext:value-type="float">
            <text:p>6</text:p>
          </table:table-cell>
          <table:table-cell table:formula="of:=[.$B$28]/[.B6]" office:value-type="float" office:value="60.25" calcext:value-type="float">
            <text:p>60.25</text:p>
          </table:table-cell>
        </table:table-row>
        <table:table-row table:style-name="ro1">
          <table:table-cell office:value-type="float" office:value="46.283854" calcext:value-type="float">
            <text:p>46.283854</text:p>
          </table:table-cell>
          <table:table-cell office:value-type="float" office:value="7" calcext:value-type="float">
            <text:p>7</text:p>
          </table:table-cell>
          <table:table-cell table:formula="of:=[.$B$28]/[.B7]" office:value-type="float" office:value="51.6428571428571" calcext:value-type="float">
            <text:p>51.6428571429</text:p>
          </table:table-cell>
        </table:table-row>
        <table:table-row table:style-name="ro1">
          <table:table-cell office:value-type="float" office:value="44.417839" calcext:value-type="float">
            <text:p>44.417839</text:p>
          </table:table-cell>
          <table:table-cell office:value-type="float" office:value="8" calcext:value-type="float">
            <text:p>8</text:p>
          </table:table-cell>
          <table:table-cell table:formula="of:=[.$B$28]/[.B8]" office:value-type="float" office:value="45.1875" calcext:value-type="float">
            <text:p>45.1875</text:p>
          </table:table-cell>
        </table:table-row>
        <table:table-row table:style-name="ro1">
          <table:table-cell office:value-type="float" office:value="41.193737" calcext:value-type="float">
            <text:p>41.193737</text:p>
          </table:table-cell>
          <table:table-cell office:value-type="float" office:value="9" calcext:value-type="float">
            <text:p>9</text:p>
          </table:table-cell>
          <table:table-cell table:formula="of:=[.$B$28]/[.B9]" office:value-type="float" office:value="40.1666666666667" calcext:value-type="float">
            <text:p>40.1666666667</text:p>
          </table:table-cell>
        </table:table-row>
        <table:table-row table:style-name="ro1">
          <table:table-cell office:value-type="float" office:value="39.305351" calcext:value-type="float">
            <text:p>39.305351</text:p>
          </table:table-cell>
          <table:table-cell office:value-type="float" office:value="10" calcext:value-type="float">
            <text:p>10</text:p>
          </table:table-cell>
          <table:table-cell table:formula="of:=[.$B$28]/[.B10]" office:value-type="float" office:value="36.15" calcext:value-type="float">
            <text:p>36.15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361.5" calcext:value-type="float">
            <text:p>361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11:08:54.698069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51:02.238913200</meta:creation-date>
    <dc:date>2017-04-08T11:11:54.799786151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32" meta:object-count="0"/>
  </office:meta>
</office:document-meta>
</file>